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ext_20_body" style:list-style-name="L87">
      <style:text-properties style:font-size-asian="14pt"/>
    </style:style>
    <style:style style:name="P24" style:family="paragraph" style:parent-style-name="Text_20_body" style:list-style-name="L89">
      <style:text-properties style:font-size-asian="14pt"/>
    </style:style>
    <style:style style:name="P25" style:family="paragraph" style:parent-style-name="Text_20_body" style:list-style-name="L88"/>
    <style:style style:name="P26" style:family="paragraph" style:parent-style-name="Text_20_body" style:list-style-name="L90"/>
    <style:style style:name="P27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1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5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53" style:family="paragraph" style:parent-style-name="Text_20_body" style:list-style-name="L92">
      <style:paragraph-properties fo:margin-top="0cm" fo:margin-bottom="0cm" fo:line-height="168%" style:writing-mode="lr-tb"/>
    </style:style>
    <style:style style:name="P54" style:family="paragraph" style:parent-style-name="Text_20_body" style:list-style-name="L94">
      <style:paragraph-properties fo:margin-top="0cm" fo:margin-bottom="0cm" fo:line-height="168%" style:writing-mode="lr-tb"/>
    </style:style>
    <style:style style:name="P55" style:family="paragraph" style:parent-style-name="Text_20_body" style:list-style-name="L90">
      <style:paragraph-properties fo:margin-top="0cm" fo:margin-bottom="0cm"/>
    </style:style>
    <style:style style:name="P56" style:family="paragraph" style:parent-style-name="Text_20_body" style:list-style-name="L84">
      <style:paragraph-properties fo:margin-left="0.397cm" fo:margin-right="0cm" fo:text-indent="0cm" style:auto-text-indent="false"/>
    </style:style>
    <style:style style:name="P57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58" style:family="paragraph" style:parent-style-name="Text_20_body" style:list-style-name="L86">
      <style:paragraph-properties fo:margin-left="0.397cm" fo:margin-right="0cm" fo:text-indent="0cm" style:auto-text-indent="false"/>
    </style:style>
    <style:style style:name="P59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60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24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25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26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27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28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29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30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31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32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6024228412646847569" text:style-name="L1">
        <text:list-item>
          <text:p text:style-name="P2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2231377215164780684" text:style-name="L2">
              <text:list-item>
                <text:p text:style-name="P60">３匹とも来る。</text:p>
              </text:list-item>
              <text:list-item>
                <text:p text:style-name="P60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60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3352034569484407892" text:style-name="L3">
              <text:list-item>
                <text:p text:style-name="P61">身体、捻り（左右）</text:p>
              </text:list-item>
              <text:list-item>
                <text:p text:style-name="P61">片足ずつ、両手で胸へ引き上げる</text:p>
              </text:list-item>
              <text:list-item>
                <text:p text:style-name="P61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5814900638271607713" text:style-name="L4">
              <text:list-item>
                <text:p text:style-name="P62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62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3005681954725506690" text:style-name="L5">
              <text:list-item>
                <text:p text:style-name="P63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8664914401012915674" text:style-name="L6">
        <text:list-item>
          <text:p text:style-name="P2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2238228956876804349" text:style-name="L7">
              <text:list-item>
                <text:p text:style-name="P64">ドンは来ない。クロ、来ない。</text:p>
              </text:list-item>
              <text:list-item>
                <text:p text:style-name="P64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8215545519275069588" text:style-name="L8">
        <text:list-item>
          <text:p text:style-name="P3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6948376232081508849" text:style-name="L9">
              <text:list-item>
                <text:p text:style-name="P65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65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38624802" text:continue-list="list8215545519275069588" text:style-name="L8">
        <text:list-item>
          <text:p text:style-name="P3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7848448349215214512" text:style-name="L10">
              <text:list-item>
                <text:p text:style-name="P66">ドン、来る。擁壁の上から、歩道そばまで、伝い歩いて来る。</text:p>
              </text:list-item>
              <text:list-item>
                <text:p text:style-name="P66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4700724227223791989" text:style-name="L11">
              <text:list-item>
                <text:p text:style-name="P67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8431980216729833041" text:style-name="L12">
              <text:list-item>
                <text:p text:style-name="P68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6564536387377440757" text:style-name="L13">
              <text:list-item>
                <text:p text:style-name="P69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904930677335572791" text:style-name="L14">
        <text:list-item>
          <text:p text:style-name="P3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5131858004106671379" text:style-name="L15">
              <text:list-item>
                <text:p text:style-name="P70">ドンのみ、７時半の回には来た。</text:p>
                <text:list>
                  <text:list-item>
                    <text:p text:style-name="P70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70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70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70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70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3486152710682475489" text:style-name="L16">
              <text:list-item>
                <text:p text:style-name="P71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6773540096055006318" text:style-name="L17">
              <text:list-item>
                <text:p text:style-name="P72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4847624186961624961" text:style-name="L18">
              <text:list-item>
                <text:p text:style-name="P73">散髪。４時すぎだったか。今回は、タオルを持参するのを、思い出した。道具一式を持って、下へお利用とした時。</text:p>
              </text:list-item>
              <text:list-item>
                <text:p text:style-name="P73">机上の、物の配置。変えた。ディスプレイを、真ん中に。鉛筆立てを入れてある箱は、左端へ。</text:p>
              </text:list-item>
              <text:list-item>
                <text:p text:style-name="P73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38627175" text:continue-list="list38624802" text:style-name="L8">
        <text:list-item>
          <text:p text:style-name="P3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6298268671325734953" text:style-name="L19">
              <text:list-item>
                <text:p text:style-name="P74">ドン。来ない</text:p>
              </text:list-item>
              <text:list-item>
                <text:p text:style-name="P74">ミケ、クロ。来る。</text:p>
              </text:list-item>
              <text:list-item>
                <text:p text:style-name="P74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2104313274988079485" text:style-name="L20">
              <text:list-item>
                <text:p text:style-name="P75">ウェスト氏のアルバムからの１曲。”Journey”。音楽の意味を、知らされた。</text:p>
              </text:list-item>
              <text:list-item>
                <text:p text:style-name="P75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5753032957056336139" text:style-name="L21">
              <text:list-item>
                <text:p text:style-name="P76">コーネル・ウェスト氏の動画を観た。同氏の音楽アルバムの曲を１つ、聴いた。</text:p>
              </text:list-item>
              <text:list-item>
                <text:p text:style-name="P76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4022820921460764658" text:style-name="L22">
              <text:list-item>
                <text:p text:style-name="P77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3977025163707640098" text:style-name="L23">
              <text:list-item>
                <text:p text:style-name="P78">本。『光合成の世界』。化学式がわかるようになった。いくつかの分子。それらの化学式を、書き写した。</text:p>
              </text:list-item>
              <text:list-item>
                <text:p text:style-name="P78">本。『大学』。読み終えたのは、一昨日か。朱子の、『章句』の箇所も、読んだ。</text:p>
              </text:list-item>
              <text:list-item>
                <text:p text:style-name="P78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38622689" text:continue-list="list38627175" text:style-name="L8">
        <text:list-item>
          <text:p text:style-name="P3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7834498737569548930" text:style-name="L24">
              <text:list-item>
                <text:p text:style-name="P79">ドンは来なかった。ミケは、また下に下ろして、腰を摩ってあげた。</text:p>
              </text:list-item>
              <text:list-item>
                <text:p text:style-name="P79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8557144945238893139" text:style-name="L25">
              <text:list-item>
                <text:p text:style-name="P80">山下歯科へ。元々は、先週の木曜に行く予定だった。忘れていた。歯科から、ユジョンさんが電話をかけてきた。</text:p>
              </text:list-item>
              <text:list-item>
                <text:p text:style-name="P80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9045260030825451792" text:style-name="L26">
              <text:list-item>
                <text:p text:style-name="P81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7846798346133843533" text:style-name="L27">
              <text:list-item>
                <text:p text:style-name="P82"><office:annotation office:name="__Annotation__1352_1244671686"><dc:creator>iwabuchi ken</dc:creator><dc:date>2020-02-26T07:28:41.90</dc:date><text:p text:style-name="P133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82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82">自転車 자전거 に加えて、スクーターなど、２輪自動車も、駐輪できる。</text:p>
                  </text:list-item>
                  <text:list-item>
                    <text:p text:style-name="P82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38630367" text:continue-list="list38622689" text:style-name="L8">
        <text:list-item>
          <text:p text:style-name="P3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6023824646614487131" text:style-name="L28">
              <text:list-item>
                <text:p text:style-name="P83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83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83">ミケは、１週間ぐらい前からか、地面に下ろして、腰を摩って上げている。</text:p>
                <text:list>
                  <text:list-item>
                    <text:p text:style-name="P83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558201449810115872" text:style-name="L29">
              <text:list-item>
                <text:p text:style-name="P84">腰に当てるクッション</text:p>
                <text:list>
                  <text:list-item>
                    <text:p text:style-name="P84">昨日の夜、クッションを布団に入れて、腰に当てて、寝た。</text:p>
                  </text:list-item>
                  <text:list-item>
                    <text:p text:style-name="P84">クッションは、以前に、防災頭巾として自作したもの。タンスの中に入れていた。</text:p>
                  </text:list-item>
                  <text:list-item>
                    <text:p text:style-name="P84">もちろん、寝ていると、身体を動かすものだから、クッションから、腰はずれる。それはそれ。</text:p>
                  </text:list-item>
                  <text:list-item>
                    <text:p text:style-name="P84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84">目薬。</text:p>
                <text:list>
                  <text:list-item>
                    <text:p text:style-name="P84">クリエイトで、目薬を買った。３月２<text:soft-page-break/>日。（そのように、ボトルに書いてある）</text:p>
                  </text:list-item>
                  <text:list-item>
                    <text:p text:style-name="P84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84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244723014133861999" text:style-name="L30">
              <text:list-item>
                <text:p text:style-name="P85">洗面のとき。</text:p>
                <text:list>
                  <text:list-item>
                    <text:p text:style-name="P85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85">それから、口のゆすぎに移る。</text:p>
                  </text:list-item>
                  <text:list-item>
                    <text:p text:style-name="P85">このようにして、お湯のボタンを切り忘れることを、予防する。</text:p>
                  </text:list-item>
                  <text:list-item>
                    <text:p text:style-name="P85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85">飲み物作り。紅茶。</text:p>
                <text:list>
                  <text:list-item>
                    <text:p text:style-name="P85">以前は、やかんを使っていた。一度に、ペットボトル、２本。</text:p>
                  </text:list-item>
                  <text:list-item>
                    <text:p text:style-name="P85">１ヶ月ぐらい前からか、両手鍋を使っている。そうめんを茹でたりするのに使っているもの。</text:p>
                  </text:list-item>
                  <text:list-item>
                    <text:p text:style-name="P85">この鍋を使うと、一度に、ペット３本分ぐらいを、作れる。</text:p>
                  </text:list-item>
                </text:list>
              </text:list-item>
              <text:list-item>
                <text:p text:style-name="P85">山下歯科</text:p>
                <text:list>
                  <text:list-item>
                    <text:p text:style-name="P85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85">翌週の火曜、２５日に、改めて、予約を入れてもらった。</text:p>
                  </text:list-item>
                </text:list>
              </text:list-item>
              <text:list-item>
                <text:p text:style-name="P85">山下歯科。もう一つ、初めてのこと。</text:p>
                <text:list>
                  <text:list-item>
                    <text:p text:style-name="P85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85">鳥の声のビデオ。</text:p>
                <text:list>
                  <text:list-item>
                    <text:p text:style-name="P85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2313269924094004151" text:style-name="L31">
        <text:list-item>
          <text:p text:style-name="P3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4765226215266641036" text:style-name="L32">
              <text:list-item>
                <text:p text:style-name="P86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86">ミケだけが来る。下に降ろす。腰さすり。しばらくしてから、壁に上げる。ペースト。そして、固形。</text:p>
              </text:list-item>
              <text:list-item>
                <text:p text:style-name="P86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86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5830010231769964979" text:style-name="L33">
              <text:list-item>
                <text:p text:style-name="P87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8542661696756517092" text:style-name="L34">
              <text:list-item>
                <text:p text:style-name="P88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88"><text:soft-page-break/>ももひき。繕いを行う。５８分、使う。</text:p>
              </text:list-item>
              <text:list-item>
                <text:p text:style-name="P88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8096508777275220427" text:style-name="L35">
        <text:list-item>
          <text:p text:style-name="P3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9166033104816988404" text:style-name="L36">
              <text:list-item>
                <text:p text:style-name="P89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159356692333288983" text:style-name="L37">
              <text:list-item>
                <text:p text:style-name="P90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8320297427858607193" text:style-name="L38">
              <text:list-item>
                <text:p text:style-name="P91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5330438759425589168" text:style-name="L39">
              <text:list-item>
                <text:p text:style-name="P92">『人工光合成』。</text:p>
                <text:list>
                  <text:list-item>
                    <text:p text:style-name="P92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92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92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92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4589161948076745639" text:style-name="L40">
              <text:list-item>
                <text:p text:style-name="P93">マンデルさんの本。昨日は読んでいない。これまでに、読み活動の中で知り得たことは：</text:p>
                <text:list>
                  <text:list-item>
                    <text:p text:style-name="P93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93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38634806" text:continue-list="list8096508777275220427" text:style-name="L35">
        <text:list-item>
          <text:p text:style-name="P3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4548158111821331577" text:style-name="L41">
              <text:list-item>
                <text:p text:style-name="P94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94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94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4762287766362374822" text:style-name="L42">
              <text:list-item>
                <text:p text:style-name="P95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2242192841032774305" text:style-name="L43">
              <text:list-item>
                <text:p text:style-name="P96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96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96">それらのラベルをsortする。対象は、３日間のデータ群。</text:p>
                  </text:list-item>
                  <text:list-item>
                    <text:p text:style-name="P96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38623523" text:continue-list="list38634806" text:style-name="L35">
        <text:list-item>
          <text:p text:style-name="P3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6746485582093501348" text:style-name="L44">
              <text:list-item>
                <text:p text:style-name="P97">三匹とも、来る。</text:p>
              </text:list-item>
              <text:list-item>
                <text:p text:style-name="P97">ミケとクロは、南の角へ行って、呼びかけたら、出てきた。</text:p>
              </text:list-item>
              <text:list-item>
                <text:p text:style-name="P97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97">ミケたちの相手を済ませ、戻る。小屋の裏。もういなかった。</text:p>
                  </text:list-item>
                </text:list>
              </text:list-item>
              <text:list-item>
                <text:p text:style-name="P97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5810199953090095750" text:style-name="L45">
              <text:list-item>
                <text:p text:style-name="P98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6559745418995182476" text:style-name="L46">
              <text:list-item>
                <text:p text:style-name="P99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99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4040376420157017495" text:style-name="L47">
              <text:list-item>
                <text:p text:style-name="P100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100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4846350632743392940" text:style-name="L48">
        <text:list-item>
          <text:p text:style-name="P34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2461877664190172207" text:style-name="L49">
              <text:list-item>
                <text:p text:style-name="P101">ドン。来ない。</text:p>
              </text:list-item>
              <text:list-item>
                <text:p text:style-name="P101">リュウが来た。前回と同じく、擁壁の上の、プールの基盤に付けられている柵。そのすぐ内側に、座っている。</text:p>
                <text:list>
                  <text:list-item>
                    <text:p text:style-name="P101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101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101">袋全体の、３分の１ぐらいを、その場ではあげる。</text:p>
                  </text:list-item>
                </text:list>
              </text:list-item>
              <text:list-item>
                <text:p text:style-name="P101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101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4941319234867765829" text:style-name="L50">
              <text:list-item>
                <text:p text:style-name="P102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102">風呂に入るとき、目を、塩水で洗った</text:p>
                <text:list>
                  <text:list-item>
                    <text:p text:style-name="P102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102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102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102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7395115037742129388" text:style-name="L51">
              <text:list-item>
                <text:p text:style-name="P103">CO2の調べ。行わなかった。</text:p>
              </text:list-item>
              <text:list-item>
                <text:p text:style-name="P103">楽器。夕方４時すぎ、ギター。夜に入って、６時半ぐらいから、サックス。</text:p>
                <text:list>
                  <text:list-item>
                    <text:p text:style-name="P103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38611133" text:continue-list="list38623523" text:style-name="L35">
        <text:list-item>
          <text:p text:style-name="P33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3287546435907275629" text:style-name="L52">
              <text:list-item>
                <text:p text:style-name="P104">ドン、来ない。リュウも来ない。</text:p>
              </text:list-item>
              <text:list-item>
                <text:p text:style-name="P104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104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104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7994331820505053226" text:style-name="L53">
              <text:list-item>
                <text:p text:style-name="P105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1058142108738018346" text:style-name="L54">
              <text:list-item>
                <text:p text:style-name="P106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106">同じく、3/29。風呂で、陰茎の包皮。塩水で洗った。</text:p>
                <text:list>
                  <text:list-item>
                    <text:p text:style-name="P106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106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2176247169166454406" text:style-name="L55">
              <text:list-item>
                <text:p text:style-name="P107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38629141" text:continue-list="list38611133" text:style-name="L35">
        <text:list-item>
          <text:p text:style-name="P33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712064723172854097" text:style-name="L56">
              <text:list-item>
                <text:p text:style-name="P108">３匹とも来た。</text:p>
              </text:list-item>
              <text:list-item>
                <text:p text:style-name="P108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108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1962949502802817374" text:style-name="L57">
              <text:list-item>
                <text:p text:style-name="P109">背中。ひどく痛い。</text:p>
              </text:list-item>
              <text:list-item>
                <text:p text:style-name="P109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1204871774394790426" text:style-name="L58">
              <text:list-item>
                <text:p text:style-name="P110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10">買い物。卓上のライトを買ってきた。たまプラの、ケーズデンキにて。値段は３千円少し。</text:p>
                <text:list>
                  <text:list-item>
                    <text:p text:style-name="P110">初め、１種を選び取る。その品を出してもらうように頼もうと、カウンターへ歩き始める。</text:p>
                  </text:list-item>
                  <text:list-item>
                    <text:p text:style-name="P110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5501590487655585698" text:style-name="L59">
        <text:list-item>
          <text:p text:style-name="P35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5446536102116510085" text:style-name="L60">
              <text:list-item>
                <text:p text:style-name="P111">３匹とも来る。</text:p>
              </text:list-item>
              <text:list-item>
                <text:p text:style-name="P111">ドンは、待っていた。ミケたちのあとに戻ると。いなかった。</text:p>
              </text:list-item>
              <text:list-item>
                <text:p text:style-name="P111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11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4651934035935729419" text:style-name="L61">
              <text:list-item>
                <text:p text:style-name="P112">背中、痛い。</text:p>
              </text:list-item>
              <text:list-item>
                <text:p text:style-name="P112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3660258973892286333" text:style-name="L62">
              <text:list-item>
                <text:p text:style-name="P113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13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1402227602314201432" text:style-name="L63">
              <text:list-item>
                <text:p text:style-name="P114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1811401711930747094" text:style-name="L64">
              <text:list-item>
                <text:p text:style-name="P115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4952850351906081926" text:style-name="L65">
              <text:list-item>
                <text:p text:style-name="P116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4872687371430352818" text:style-name="L66">
        <text:list-item>
          <text:p text:style-name="P36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4553972314257838090" text:style-name="L67">
              <text:list-item>
                <text:p text:style-name="P117">ドンは来ない。</text:p>
              </text:list-item>
              <text:list-item>
                <text:p text:style-name="P117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17">クロは、柵の外、擁壁へ出てきてしま<text:soft-page-break/>う。地面へ降りてくる。しばらく、ゴロゴロの相手をする。</text:p>
              </text:list-item>
              <text:list-item>
                <text:p text:style-name="P117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2808762892739207777" text:style-name="L68">
              <text:list-item>
                <text:p text:style-name="P118">背中は痛い。</text:p>
              </text:list-item>
              <text:list-item>
                <text:p text:style-name="P118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18">すると、いつもだと、痒みが亢進する。</text:p>
                  </text:list-item>
                  <text:list-item>
                    <text:p text:style-name="P118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159148272441003549" text:style-name="L69">
              <text:list-item>
                <text:p text:style-name="P119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4791483019668287593" text:style-name="L70">
              <text:list-item>
                <text:p text:style-name="P120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2859314336747679085" text:style-name="L71">
              <text:list-item>
                <text:p text:style-name="P121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1862587341651797289" text:style-name="L72">
              <text:list-item>
                <text:p text:style-name="P122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7312928735143620976" text:style-name="L73">
        <text:list-item>
          <text:p text:style-name="P37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3291096463278060855" text:style-name="L74">
              <text:list-item>
                <text:p text:style-name="P123">３匹とも。</text:p>
              </text:list-item>
              <text:list-item>
                <text:p text:style-name="P123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23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23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23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23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23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4345847890923867686" text:style-name="L75">
              <text:list-item>
                <text:p text:style-name="P124">今朝の洗顔時。まぶたの中を、強迫的にこする、は、しなかった。</text:p>
              </text:list-item>
              <text:list-item>
                <text:p text:style-name="P124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4518351295955855426" text:style-name="L76">
              <text:list-item>
                <text:p text:style-name="P125">ムコスタ。目薬。朝は、射していない。忘れた。</text:p>
              </text:list-item>
              <text:list-item>
                <text:p text:style-name="P125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6397347921805270885" text:style-name="L77">
              <text:list-item>
                <text:p text:style-name="P126">月曜のこと。夕食のあと、再び、mt4のプログラミング、行った。eaを編集。そして、再び実行した。</text:p>
              </text:list-item>
              <text:list-item>
                <text:p text:style-name="P126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38631221" text:continue-list="list7312928735143620976" text:style-name="L73">
        <text:list-item>
          <text:p text:style-name="P37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8175490780400275544" text:style-name="L78">
              <text:list-item>
                <text:p text:style-name="P127">ドンは来ない。</text:p>
              </text:list-item>
              <text:list-item>
                <text:p text:style-name="P127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27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27">リュウに、ペーストをひと塊、上げる。その前に、固形をあげる。固形には、近づかない。</text:p>
                  </text:list-item>
                  <text:list-item>
                    <text:p text:style-name="P127">ミケにも、ペーストを上げる。リュウの方向を向いて、ミケは固形を食べる。</text:p>
                  </text:list-item>
                  <text:list-item>
                    <text:p text:style-name="P127">クロも、擁壁へ上げる。ミケの後ろ、突き出しの手前。クロにも、ペーストを上げる。</text:p>
                  </text:list-item>
                  <text:list-item>
                    <text:p text:style-name="P127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4957524745846634570" text:style-name="L79">
              <text:list-item>
                <text:p text:style-name="P128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3501054202855870889" text:style-name="L80">
              <text:list-item>
                <text:p text:style-name="P129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6819049049508929613" text:style-name="L81">
              <text:list-item>
                <text:p text:style-name="P130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4322409970836343163" text:style-name="L82">
              <text:list-item>
                <text:p text:style-name="P131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2192251348779458621" text:style-name="L83">
              <text:list-item>
                <text:p text:style-name="P132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32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32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4557418836455783359" text:style-name="L84">
        <text:list-item>
          <text:p text:style-name="P56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8915599167810996634" text:style-name="L85">
        <text:list-item>
          <text:p text:style-name="P57">날씨</text:p>
        </text:list-item>
      </text:list>
      <text:list xml:id="list5959811949141057092" text:style-name="L86">
        <text:list-item>
          <text:p text:style-name="P58"><text:span text:style-name="T10">비는 나오지 않았다</text:span><text:span text:style-name="T6">.</text:span></text:p>
        </text:list-item>
      </text:list>
      <text:list xml:id="list7866661810821975813" text:style-name="L87">
        <text:list-item>
          <text:p text:style-name="P23">음악</text:p>
        </text:list-item>
      </text:list>
      <text:list xml:id="list6648685834539936704" text:style-name="L88">
        <text:list-item>
          <text:p text:style-name="P25"><text:span text:style-name="T10">키보드를 다시 연주했다</text:span><text:span text:style-name="T6">.</text:span></text:p>
        </text:list-item>
      </text:list>
      <text:list xml:id="list4270159728395979110" text:style-name="L89">
        <text:list-item>
          <text:p text:style-name="P24">나에게</text:p>
        </text:list-item>
      </text:list>
      <text:list xml:id="list8249430081626047056" text:style-name="L90">
        <text:list-item>
          <text:p text:style-name="P59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55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55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59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55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55"><text:span text:style-name="T10">他の活動とは、何ですか？ 다른 활동은 무엇입니까</text:span><text:span text:style-name="T6">?</text:span></text:p>
            </text:list-item>
            <text:list-item>
              <text:p text:style-name="P55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26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7">мысли.</text:p>
          <text:list>
            <text:list-item>
              <text:p text:style-name="P27">今年の夏は、扇風機を買おう。 Дава'йте ку'пим вентиля'тор э'тим ле'том.</text:p>
            </text:list-item>
          </text:list>
        </text:list-item>
        <text:list-item>
          <text:p text:style-name="P27">二氧化碳</text:p>
          <text:list>
            <text:list-item>
              <text:p text:style-name="P27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8409642245294794178" text:style-name="L91">
        <text:list-item>
          <text:p text:style-name="P41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1">PTSD에 대한 책을 읽자. 자신을 치료하자.</text:p>
            </text:list-item>
            <text:list-item>
              <text:p text:style-name="P41">지식: 이산화탄소</text:p>
              <text:list>
                <text:list-item>
                  <text:p text:style-name="P50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50">자유 작문</text:p>
              <text:list>
                <text:list-item>
                  <text:p text:style-name="P50">이 길을 곧장「まっすぐ 가면 역에 도착합니까?</text:p>
                </text:list-item>
                <text:list-item>
                  <text:p text:style-name="P50">날씨는 서쪽에서 변한다라는 건 사실인가요?</text:p>
                </text:list-item>
                <text:list-item>
                  <text:p text:style-name="P50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1667912443486008653" text:style-name="L92">
        <text:list-item>
          <text:p text:style-name="P42">먹이주기</text:p>
          <text:list>
            <text:list-item>
              <text:p text:style-name="P42">돈 ~ / 류 ~ / 2 마리 +</text:p>
            </text:list-item>
            <text:list-item>
              <text:p text:style-name="P42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2">신체</text:p>
          <text:list>
            <text:list-item>
              <text:p text:style-name="P42">배가 아픈 것은 상당히 낮아졌다. お腹が痛いのは、随分、低くなった。</text:p>
            </text:list-item>
            <text:list-item>
              <text:p text:style-name="P42">항문 주위의 저린 감. 계속되고있다. 肛門の周りの、痺れる感覚。続いている。</text:p>
            </text:list-item>
          </text:list>
        </text:list-item>
        <text:list-item>
          <text:p text:style-name="P42">음악</text:p>
          <text:list>
            <text:list-item>
              <text:p text:style-name="P53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2">자유작문</text:p>
          <text:list>
            <text:list-item>
              <text:p text:style-name="P53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6839253689346880536" text:style-name="L93">
        <text:list-item>
          <text:p text:style-name="P43">먹이주기</text:p>
          <text:list>
            <text:list-item>
              <text:p text:style-name="P43">돈 ~ / 류 ~ / 2 마리 +</text:p>
            </text:list-item>
            <text:list-item>
              <text:p text:style-name="P43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3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43">신체</text:p>
          <text:list>
            <text:list-item>
              <text:p text:style-name="P43">위<text:span text:style-name="T8">「胃</text:span>의 통증<text:span text:style-name="T8">「痛み</text:span>은 없어졌다.</text:p>
            </text:list-item>
            <text:list-item>
              <text:p text:style-name="P43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3">자유작문</text:p>
          <text:list>
            <text:list-item>
              <text:p text:style-name="P43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43">내 위<text:span text:style-name="T8">「胃</text:span>가 아프게<text:span text:style-name="T8">「痛く</text:span> 된 원인은 무엇일까?</text:p>
            </text:list-item>
            <text:list-item>
              <text:p text:style-name="P43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43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43">自由写文</text:p>
          <text:list>
            <text:list-item>
              <text:p text:style-name="P43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3"><text:soft-page-break/>我觉得。语言呀，到核心的道路，语言把它却阻碍。</text:p>
            </text:list-item>
          </text:list>
        </text:list-item>
        <text:list-item>
          <text:p text:style-name="P43">свободное написание</text:p>
          <text:list>
            <text:list-item>
              <text:p text:style-name="P43">раз[once в ме'сяц[month я хожу'[go к стомато'логу[dentist.</text:p>
            </text:list-item>
            <text:list-item>
              <text:p text:style-name="P43">Я не вожу[drive машину[car.</text:p>
            </text:list-item>
            <text:list-item>
              <text:p text:style-name="P43">Я ем еду'[meal два раза в день.</text:p>
            </text:list-item>
            <text:list-item>
              <text:p text:style-name="P43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7105392542430905057" text:style-name="L94">
        <text:list-item>
          <text:p text:style-name="P44">생각할 것</text:p>
          <text:list>
            <text:list-item>
              <text:p text:style-name="P44">지금까지 만들진 것을 자신 안에 도입하고, 도입 한 것을 사용하고, 요구 된 것을 만든다. ==&gt; 나에게는 무리이에요.</text:p>
            </text:list-item>
            <text:list-item>
              <text:p text:style-name="P54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54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54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54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2838455951935374037" text:style-name="L95">
        <text:list-item>
          <text:p text:style-name="P46">먹이주기</text:p>
          <text:list>
            <text:list-item>
              <text:p text:style-name="P46">돈 ~ / 류 ~ / 2 마리 +</text:p>
            </text:list-item>
            <text:list-item>
              <text:p text:style-name="P46">크로는 다시 자신에서 옹벽에 돌아<text:span text:style-name="T8">「戻って</text:span> 간다.</text:p>
            </text:list-item>
            <text:list-item>
              <text:p text:style-name="P46">두 마리 모두 고체음식은 별로<text:span text:style-name="T8">「あまり</text:span> 먹지 않는다.</text:p>
            </text:list-item>
          </text:list>
        </text:list-item>
        <text:list-item>
          <text:p text:style-name="P46">식사</text:p>
          <text:list>
            <text:list-item>
              <text:p text:style-name="P46">점심은 오후 2시경에 먹었다.</text:p>
            </text:list-item>
          </text:list>
        </text:list-item>
        <text:list-item>
          <text:p text:style-name="P46">신체</text:p>
          <text:list>
            <text:list-item>
              <text:p text:style-name="P46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46">기타</text:p>
          <text:list>
            <text:list-item>
              <text:p text:style-name="P46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9178085605511713244" text:style-name="L96">
        <text:list-item>
          <text:p text:style-name="P47">먹이주기</text:p>
          <text:list>
            <text:list-item>
              <text:p text:style-name="P47">돈 ~ / 류 ~ / 2 마리 +</text:p>
            </text:list-item>
            <text:list-item>
              <text:p text:style-name="P47">크로. 다시, 마찬가지로, 자신으로 옹벽 위에 돌아 갔다.</text:p>
            </text:list-item>
          </text:list>
        </text:list-item>
        <text:list-item>
          <text:p text:style-name="P47">식사</text:p>
          <text:list>
            <text:list-item>
              <text:p text:style-name="P47">점심은 다시 오후에서 먹었다. 전날과는 달리, 어제는 2시 좀 전에 먹었다.</text:p>
            </text:list-item>
          </text:list>
        </text:list-item>
        <text:list-item>
          <text:p text:style-name="P47">활동</text:p>
          <text:list>
            <text:list-item>
              <text:p text:style-name="P47">어제는 오랜만에 물리학 분야의 사항을 조사했다. </text:p>
              <text:list>
                <text:list-item>
                  <text:p text:style-name="P47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47">신체</text:p>
          <text:list>
            <text:list-item>
              <text:p text:style-name="P47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47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47">음악</text:p>
          <text:list>
            <text:list-item>
              <text:p text:style-name="P47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47">기타</text:p>
          <text:list>
            <text:list-item>
              <text:p text:style-name="P47">자기<text:span text:style-name="T8">「寝る</text:span> 직전<text:span text:style-name="T8">「直前</text:span>에 기독교의 성경을 읽고있다.</text:p>
              <text:list>
                <text:list-item>
                  <text:p text:style-name="P47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2404955398003596342" text:style-name="L97">
        <text:list-item>
          <text:p text:style-name="P48">먹이주기</text:p>
          <text:list>
            <text:list-item>
              <text:p text:style-name="P48">돈 ~ / 류 ~ / 2 마리 +</text:p>
            </text:list-item>
            <text:list-item>
              <text:p text:style-name="P48">미케는 어젯밤 자신으로 땅에 거짓말했다.</text:p>
            </text:list-item>
          </text:list>
        </text:list-item>
        <text:list-item>
          <text:p text:style-name="P48">식사</text:p>
          <text:list>
            <text:list-item>
              <text:p text:style-name="P48">다시 점심은 오후 2시경 먹었다.</text:p>
            </text:list-item>
            <text:list-item>
              <text:p text:style-name="P48">그 때, 단품물<text:span text:style-name="T8">「単品物</text:span>도 했다.</text:p>
            </text:list-item>
            <text:list-item>
              <text:p text:style-name="P48">건빵<text:span text:style-name="T8">「カンパン</text:span>은 먹지 않는다. 초콜릿도.</text:p>
            </text:list-item>
            <text:list-item>
              <text:p text:style-name="P48">초콜릿도는 구입도 하지 않는다.</text:p>
            </text:list-item>
            <text:list-item>
              <text:p text:style-name="P48">어젯밤, 공원에 갈 전에 이나개야 슈퍼에 갔다. 저기에서, 초콜릿을 팔고 있지만, 사지 않았다.</text:p>
            </text:list-item>
          </text:list>
        </text:list-item>
        <text:list-item>
          <text:p text:style-name="P48">신체</text:p>
          <text:list>
            <text:list-item>
              <text:p text:style-name="P48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2805768393344615352" text:style-name="L98">
        <text:list-item>
          <text:p text:style-name="P49">오늘 한 일</text:p>
          <text:list>
            <text:list-item>
              <text:p text:style-name="P49">산스크리트어를 공부했다. 어제 시작했다. / 어떻게 공부하고 있어요? – 글<text:span text:style-name="T8">「文章</text:span>을 읽고 있습니다. / 어떤<text:span text:style-name="T8">「どんな</text:span> 글입니까? – 리그베다 입니다.<text:span text:style-name="T8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49">일상 회화.</text:p>
          <text:list>
            <text:list-item>
              <text:p text:style-name="P51">お名前は、なんとおっしゃいますか？이름은 뭐라고 말씀 하시겠습니까?</text:p>
            </text:list-item>
            <text:list-item>
              <text:p text:style-name="P51">何年生ですか？몇 학년입니까?</text:p>
            </text:list-item>
            <text:list-item>
              <text:p text:style-name="P51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>@@@</text:p>
      <text:p text:style-name="P5"/>
      <text:p text:style-name="P6">[XXX] </text:p>
      <text:p text:style-name="P10">myself / Korean / orig / </text:p>
      <text:p text:style-name="P10"/>
      <text:list xml:id="list38608455" text:continue-numbering="true" text:style-name="L98">
        <text:list-item>
          <text:p text:style-name="P49">먹이주기</text:p>
          <text:list>
            <text:list-item>
              <text:p text:style-name="P49"/>
            </text:list-item>
          </text:list>
        </text:list-item>
      </text:list>
      <text:p text:style-name="P9"/>
      <text:p text:style-name="P6">[/ XXX] </text:p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<text:soft-page-break/>myself / Korean / orig / </text:p>
      <text:p text:style-name="P10"/>
      <text:list xml:id="list38615317" text:continue-numbering="true" text:style-name="L98">
        <text:list-item>
          <text:p text:style-name="P49">먹이주기</text:p>
          <text:list>
            <text:list-item>
              <text:p text:style-name="P49"/>
            </text:list-item>
          </text:list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8604605" text:continue-list="list38631221" text:style-name="L73">
        <text:list-item>
          <text:p text:style-name="P3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7T18:40:36.44</dc:date>
    <dc:creator>iwabuchi ken</dc:creator>
    <meta:editing-duration>P1DT59S</meta:editing-duration>
    <meta:editing-cycles>163</meta:editing-cycles>
    <meta:generator>OpenOffice/4.1.3$Win32 OpenOffice.org_project/413m1$Build-9783</meta:generator>
    <meta:document-statistic meta:table-count="24" meta:image-count="0" meta:object-count="0" meta:page-count="45" meta:paragraph-count="879" meta:word-count="16675" meta:character-count="21111"/>
  </office:meta>
</office:document-meta>
</file>